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0.3.oxt&#13;&#13;29.10.2018 13:21:41&#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98766142204785672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474224958945715440" text:style-name="L2">
        <text:list-item>
          <text:p text:style-name="P43">Version 2.1.2 :</text:p>
        </text:list-item>
      </text:list>
      <text:list xml:id="list4759918433596098846" text:style-name="L3">
        <text:list-item>
          <text:list>
            <text:list-item>
              <text:p text:style-name="P44">Localized help : resolved non-functional hyperlink due to API incompatibility introduced by Apache OpenOffice 4.1 (and LibreOffice 4.0).</text:p>
            </text:list-item>
          </text:list>
        </text:list-item>
      </text:list>
      <text:list xml:id="list33412894" text:continue-list="list4474224958945715440" text:style-name="L2">
        <text:list-item>
          <text:p text:style-name="P43">Version 2.1.1 :</text:p>
        </text:list-item>
      </text:list>
      <text:list xml:id="list839230178289821326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3433141" text:continue-list="list33412894" text:style-name="L2">
        <text:list-item>
          <text:p text:style-name="P43">Version 2.1.0 :</text:p>
        </text:list-item>
      </text:list>
      <text:list xml:id="list273571650748668754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3444895" text:continue-list="list33433141" text:style-name="L2">
        <text:list-item>
          <text:p text:style-name="P43">Version 2.0.0 :</text:p>
        </text:list-item>
      </text:list>
      <text:list xml:id="list5018987452886342925"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3428545" text:continue-list="list33444895" text:style-name="L2">
        <text:list-item>
          <text:p text:style-name="P43">Version 1.5.3 :</text:p>
        </text:list-item>
      </text:list>
      <text:list xml:id="list8182625825695494067"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288273697957810423"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577947111010036344"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94239560164616094"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13021040714947065"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888110447564798527"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46469016305899651"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3510968206097198241"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15497003137529538"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10404601682426527"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350494127863062036" text:style-name="L17">
        <text:list-item>
          <text:p text:style-name="P58">Arg1 : <text:span text:style-name="InstructionMacro">String</text:span> : mandatory, type of control used for the button</text:p>
        </text:list-item>
      </text:list>
      <text:list xml:id="list1848514183675458638"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203280567636814961"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99594273727164343"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750899315936192"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656322918761818550"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215727309914338491"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94817189232559053"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19525649564930503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095890829417165706"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2611305788136418"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1384468180196592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969566399328791326"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42117842853302183"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8491689149509400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42140803340792531"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77508584725357782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039464762593812853"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820225489772508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4675095879301560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588299750577084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9182448677842506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4162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343277255362136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12312525670146214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4768426700921418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41</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43</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43</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43</dc:date><text:p>internal</text:p><text:p>Page2</text:p><text:p/></office:annotation>Paragraph styles</text:p>
      <text:p text:style-name="P27"><office:annotation><dc:creator>BM</dc:creator><dc:date>2008-03-13T00:00:00.43</dc:date><text:p>internal</text:p><text:p>Page7</text:p><text:p/></office:annotation>Hyperlinks</text:p>
      <text:p text:style-name="hlp_5f_paragraph"><text:span text:style-name="T14"><office:annotation><dc:creator>BM</dc:creator><dc:date>2008-03-13T00:00:00.43</dc:date><text:p>internal</text:p><text:p>Page3</text:p><text:p/></office:annotation></text:span><text:span text:style-name="T14">Text formatting</text:span></text:p>
      <text:p text:style-name="P27"><office:annotation><dc:creator>BM</dc:creator><dc:date>2008-03-26T00:00:00.43</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43</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43</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45</dc:date><text:p>external</text:p><text:p>text/swriter/main0210.xhp</text:p><text:p/></office:annotation><text:span text:style-name="T14">Preview topic</text:span> </text:p>
      <text:p text:style-name="hlp_5f_paragraph">This hyperlink displays <text:s/><office:annotation><dc:creator>BM</dc:creator><dc:date>2008-03-15T00:00:00.45</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438687" text:continue-list="list404675095879301560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438615" text:continue-list="list334162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45</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45</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45</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33445365" text:continue-list="list334386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3") ' fill with your values
  setExtensionDescription("en, de")
  setDisplayName("en", "OpenOffice typography tools for yWriter users.")
  setDisplayName("de", "OpenOffice-Typographiewerkzeuge für yWriter-Anwender.")
  setLicense("en, de")             
  setTooltip("en, de", "en") ' deprecated ! starting from 3.1,use instead setExtensionDescription
endDescription  


beginAnnexes 
  useLibrary("Basic", "OOTyW/")
endAnnexes


beginAddonUI

  beginOfficeToolbar

    beginTbTitles("Writer")
      setTitle("OOTyW", "de")
      setTitle("OOTyW", "en")
    endTbTitles

		beginButton()
            beginTitles("Writer")
              setTitle("Raute zu Apostroph", "de")
              setTitle("Number sign to apostrophe", "en")
            endTitles
            setURL("Basic", "OOTyW", "Common", "Apostrophe")
			setImage("icons/Apostrophe")
		endButton

		beginButton()
            beginTitles("Writer")
              setTitle("Drei Punkte zu Ellipse", "de")
              setTitle("Three periods to ellipsis", "en")
            endTitles
            setURL("Basic", "OOTyW", "Common", "Ellipsis")
			setImage("icons/Ellipsis")
		endButton

		beginButton()
            beginTitles("Writer")
              setTitle("Zwei Trennstriche zu Gedankenstrich", "de")
              setTitle("Two hyphens to en-dash", "en")
            endTitles
            setURL("Basic", "OOTyW", "Common", "En_dash")
			setImage("icons/EnDash")
		endButton    

		beginButton()
            beginTitles("Writer")
              setTitle("Gedankenstrich zu zwei Trennstrichen", "de")
              setTitle("En-dash to two hyphens", "en")
            endTitles
            setURL("Basic", "OOTyW", "Revert", "En_dash")
			setImage("icons/DoubleHyphen")
		endButton    

		beginButton()
            beginTitles("Writer")
              setTitle("Zurück zum Schreibmaschinenstil", "de")
              setTitle("Back to typewriter style", "en")
            endTitles
            setURL("Basic", "OOTyW", "Revert", "main")
			setImage("icons/Rever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